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2a3f5" officeooo:paragraph-rsid="0062a3f5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a3f5" officeooo:paragraph-rsid="0062a3f5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a3f5" officeooo:paragraph-rsid="0062a3f5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a3f5" officeooo:paragraph-rsid="006855d0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a3f5" officeooo:paragraph-rsid="006855d0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55d0" officeooo:paragraph-rsid="006855d0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55d0" officeooo:paragraph-rsid="006855d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855d0" officeooo:paragraph-rsid="006855d0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7ae26" style:font-weight-asian="bold" style:font-weight-complex="bold"/>
    </style:style>
    <style:style style:name="T8" style:family="text">
      <style:text-properties fo:font-weight="bold" officeooo:rsid="006855d0" style:font-weight-asian="bold" style:font-weight-complex="bold"/>
    </style:style>
    <style:style style:name="T9" style:family="text">
      <style:text-properties officeooo:rsid="006805ed"/>
    </style:style>
    <style:style style:name="T10" style:family="text">
      <style:text-properties officeooo:rsid="006855d0"/>
    </style:style>
    <style:style style:name="T11" style:family="text">
      <style:text-properties officeooo:rsid="006a40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5</text:span><text:span text:style-name="T4">0</text:span><text:span text:style-name="T7">2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4">Radar </text:span><text:span text:style-name="T7">PVU</text:span></text:p>
      <text:p text:style-name="P4"/>
      <text:p text:style-name="P5">PVU -- Precision Velocity Update<text:span text:style-name="T9"> -- WIP</text:span></text:p>
      <text:list text:style-name="L1">
        <text:list-item>
          <text:p text:style-name="P6">Should only be needed pre-GPS (1996 or earlier??)</text:p>
        </text:list-item>
      </text:list>
      <text:list xml:id="list2859656473" text:style-name="L2">
        <text:list-item>
          <text:p text:style-name="P7">Go to <text:span text:style-name="T2">A/G </text:span><text:span text:style-name="T8">RDR</text:span> page, take command, set to <text:span text:style-name="T2">PVU</text:span> mode (B1 OSB).</text:p>
        </text:list-item>
        <text:list-item>
          <text:p text:style-name="P10">Select type of update:</text:p>
        </text:list-item>
      </text:list>
      <text:list xml:id="list1485505115" text:style-name="L4">
        <text:list-item>
          <text:list>
            <text:list-item>
              <text:p text:style-name="P9"><text:span text:style-name="T2">MN</text:span> <text:span text:style-name="T10">OSB (B3 OSB)</text:span>-- Mission Navigator, a quick, short-term update that only affects the radar, not the INS. <text:s/>Takes about <text:span text:style-name="T10">10</text:span> seconds<text:span text:style-name="T10">, lasts 5 minutes before being automatically cleared.</text:span></text:p>
            </text:list-item>
            <text:list-item>
              <text:p text:style-name="P9"><text:span text:style-name="T2">INS</text:span> <text:span text:style-name="T10">OSB (B4 OSB) </text:span>-- A longer update that affects the entire INS. <text:s/>Takes 3-6 minutes, requires maneuvering.</text:p>
            </text:list-item>
            <text:list-item>
              <text:p text:style-name="P9"><text:span text:style-name="T2">IPVU</text:span><text:span text:style-name="T10"> / </text:span><text:span text:style-name="T8">MN</text:span> <text:span text:style-name="T10">OSB (T5 OSB) </text:span>-- <text:span text:style-name="T10">Toggles I</text:span>nterleaved PVU, radar enters PVU mode once per minute and does an auto-update, not as good as manual PVU modes<text:span text:style-name="T10">, but can be toggled and used in any A/G radar mode.</text:span></text:p>
            </text:list-item>
          </text:list>
        </text:list-item>
      </text:list>
      <text:list xml:id="list132746305136618" text:continue-list="list2859656473" text:style-name="L2">
        <text:list-item>
          <text:p text:style-name="P8"><text:span text:style-name="T10">Controls:</text:span></text:p>
        </text:list-item>
      </text:list>
      <text:list xml:id="list2488177868" text:style-name="L3">
        <text:list-item>
          <text:list>
            <text:list-item>
              <text:p text:style-name="P11"><text:span text:style-name="T2">LAN</text:span> / <text:span text:style-name="T2">SEA</text:span> OSB (L2 OSB) -- Toggles land or sea mode. <text:s/>Sea mode is less accurate, but works over water.</text:p>
            </text:list-item>
            <text:list-item>
              <text:p text:style-name="P11"><text:span text:style-name="T2">RST</text:span> OSB (L4 OSB) -- Resets the current update data and starts updating from scratch.</text:p>
            </text:list-item>
            <text:list-item>
              <text:p text:style-name="P11"><text:span text:style-name="T2">CLR</text:span> OSB (L5 OSB) -- Clears the MN update and restores nav system to state it was in before MN update. <text:s/><text:span text:style-name="T2">This is done automatically 5 minutes after doing an MN update.</text:span></text:p>
            </text:list-item>
          </text:list>
        </text:list-item>
      </text:list>
      <text:list xml:id="list132746463543203" text:continue-list="list132746305136618" text:style-name="L2">
        <text:list-item>
          <text:p text:style-name="P12">MN update:</text:p>
          <text:list>
            <text:list-item>
              <text:p text:style-name="P10">Press <text:span text:style-name="T2">TDC press</text:span> to begin updating. <text:s/>Screen will say <text:span text:style-name="T2">UPDATE</text:span>.</text:p>
            </text:list-item>
            <text:list-item>
              <text:p text:style-name="P10"><text:span text:style-name="T2">UPDATE</text:span> will disappear after about 5 seconds, and the update is complete.</text:p>
            </text:list-item>
          </text:list>
        </text:list-item>
        <text:list-item>
          <text:p text:style-name="P12">INS update:<text:span text:style-name="T11"> -- WIP</text:span></text:p>
          <text:list>
            <text:list-item>
              <text:p text:style-name="P10">Press <text:span text:style-name="T2">TDC press</text:span> to begin updating. <text:s/>Screen will say <text:span text:style-name="T2">UPDATE</text:span>.</text:p>
            </text:list-item>
            <text:list-item>
              <text:p text:style-name="P10"><text:span text:style-name="T2">UPDATE</text:span> will disappear after about 5 seconds, but update process will continue until you press TDC press again??</text:p>
            </text:list-item>
            <text:list-item>
              <text:p text:style-name="P10">Recommended to update for 3-6 minutes, with 90-180 deg heading changes, climbs, dives, acceleration, and decelera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17T13:27:45.093000000</dc:date>
    <meta:editing-duration>P1DT2H52M40S</meta:editing-duration>
    <meta:editing-cycles>7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5" meta:word-count="300" meta:character-count="1574" meta:non-whitespace-character-count="1310"/>
  </office:meta>
</office:document-meta>
</file>